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fo:font-size="14pt" fo:font-weight="normal" officeooo:rsid="002cad81" officeooo:paragraph-rsid="002cad81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margin-top="0.0791in" fo:margin-bottom="0.0791in" loext:contextual-spacing="false" fo:line-height="150%" fo:text-align="center" style:justify-single-word="false"/>
      <style:text-properties fo:font-size="24pt" fo:language="ru" fo:country="RU" fo:font-weight="bold" officeooo:rsid="0014cce4" officeooo:paragraph-rsid="0014cce4" style:font-size-asian="21pt" style:font-weight-asian="bold" style:font-size-complex="24pt" style:font-weight-complex="bold"/>
    </style:style>
    <style:style style:name="P3" style:family="paragraph" style:parent-style-name="Standard">
      <style:paragraph-properties fo:margin-top="0.0791in" fo:margin-bottom="0.0791in" loext:contextual-spacing="false" fo:line-height="150%" fo:text-align="center" style:justify-single-word="false"/>
      <style:text-properties officeooo:paragraph-rsid="002cad81"/>
    </style:style>
    <style:style style:name="P4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officeooo:paragraph-rsid="0016e3a2"/>
    </style:style>
    <style:style style:name="P5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officeooo:paragraph-rsid="001d7577"/>
    </style:style>
    <style:style style:name="P6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officeooo:paragraph-rsid="00213051"/>
    </style:style>
    <style:style style:name="P7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officeooo:paragraph-rsid="0023535e"/>
    </style:style>
    <style:style style:name="P8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officeooo:paragraph-rsid="002cad81"/>
    </style:style>
    <style:style style:name="P9" style:family="paragraph" style:parent-style-name="Standard">
      <style:paragraph-properties fo:margin-top="0.0791in" fo:margin-bottom="0.0791in" loext:contextual-spacing="false" fo:line-height="150%" fo:text-align="start" style:justify-single-word="false"/>
      <style:text-properties officeooo:rsid="0020197e" officeooo:paragraph-rsid="00213051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2cad81"/>
    </style:style>
    <style:style style:name="T1" style:family="text"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language="ru" fo:country="RU" fo:font-weight="normal" officeooo:rsid="0014cce4" style:font-size-asian="12.25pt" style:font-weight-asian="normal" style:font-size-complex="14pt" style:font-weight-complex="normal"/>
    </style:style>
    <style:style style:name="T3" style:family="text">
      <style:text-properties fo:font-size="14pt" fo:language="ru" fo:country="RU" fo:font-weight="normal" officeooo:rsid="001610f3" style:font-size-asian="12.25pt" style:font-weight-asian="normal" style:font-size-complex="14pt" style:font-weight-complex="normal"/>
    </style:style>
    <style:style style:name="T4" style:family="text">
      <style:text-properties fo:font-size="14pt" fo:language="ru" fo:country="RU" fo:font-weight="normal" officeooo:rsid="0016e3a2" style:font-size-asian="12.25pt" style:font-weight-asian="normal" style:font-size-complex="14pt" style:font-weight-complex="normal"/>
    </style:style>
    <style:style style:name="T5" style:family="text">
      <style:text-properties fo:font-size="14pt" fo:language="ru" fo:country="RU" fo:font-weight="normal" officeooo:rsid="00188c0f" style:font-size-asian="12.25pt" style:font-weight-asian="normal" style:font-size-complex="14pt" style:font-weight-complex="normal"/>
    </style:style>
    <style:style style:name="T6" style:family="text">
      <style:text-properties fo:font-size="14pt" fo:language="ru" fo:country="RU" fo:font-weight="normal" officeooo:rsid="00191a01" style:font-size-asian="12.25pt" style:font-weight-asian="normal" style:font-size-complex="14pt" style:font-weight-complex="normal"/>
    </style:style>
    <style:style style:name="T7" style:family="text">
      <style:text-properties fo:font-size="14pt" fo:language="ru" fo:country="RU" fo:font-weight="normal" officeooo:rsid="001ae971" style:font-size-asian="12.25pt" style:font-weight-asian="normal" style:font-size-complex="14pt" style:font-weight-complex="normal"/>
    </style:style>
    <style:style style:name="T8" style:family="text">
      <style:text-properties fo:font-size="14pt" fo:language="ru" fo:country="RU" fo:font-weight="normal" officeooo:rsid="001cc7bc" style:font-size-asian="12.25pt" style:font-weight-asian="normal" style:font-size-complex="14pt" style:font-weight-complex="normal"/>
    </style:style>
    <style:style style:name="T9" style:family="text">
      <style:text-properties fo:font-size="14pt" fo:language="ru" fo:country="RU" fo:font-weight="normal" officeooo:rsid="001ce296" style:font-size-asian="12.25pt" style:font-weight-asian="normal" style:font-size-complex="14pt" style:font-weight-complex="normal"/>
    </style:style>
    <style:style style:name="T10" style:family="text">
      <style:text-properties fo:font-size="14pt" fo:language="ru" fo:country="RU" fo:font-weight="normal" officeooo:rsid="001d7577" style:font-size-asian="12.25pt" style:font-weight-asian="normal" style:font-size-complex="14pt" style:font-weight-complex="normal"/>
    </style:style>
    <style:style style:name="T11" style:family="text">
      <style:text-properties fo:font-size="14pt" fo:language="ru" fo:country="RU" fo:font-weight="normal" officeooo:rsid="001e185e" style:font-size-asian="12.25pt" style:font-weight-asian="normal" style:font-size-complex="14pt" style:font-weight-complex="normal"/>
    </style:style>
    <style:style style:name="T12" style:family="text">
      <style:text-properties fo:font-size="14pt" fo:language="ru" fo:country="RU" fo:font-weight="normal" officeooo:rsid="001fc0a9" style:font-size-asian="12.25pt" style:font-weight-asian="normal" style:font-size-complex="14pt" style:font-weight-complex="normal"/>
    </style:style>
    <style:style style:name="T13" style:family="text">
      <style:text-properties fo:font-size="14pt" fo:language="ru" fo:country="RU" fo:font-weight="normal" officeooo:rsid="0020197e" style:font-size-asian="12.25pt" style:font-weight-asian="normal" style:font-size-complex="14pt" style:font-weight-complex="normal"/>
    </style:style>
    <style:style style:name="T14" style:family="text">
      <style:text-properties fo:font-size="14pt" fo:language="ru" fo:country="RU" fo:font-weight="normal" officeooo:rsid="00213051" style:font-size-asian="12.25pt" style:font-weight-asian="normal" style:font-size-complex="14pt" style:font-weight-complex="normal"/>
    </style:style>
    <style:style style:name="T15" style:family="text">
      <style:text-properties fo:font-size="14pt" fo:language="ru" fo:country="RU" fo:font-weight="normal" officeooo:rsid="0021b515" style:font-size-asian="12.25pt" style:font-weight-asian="normal" style:font-size-complex="14pt" style:font-weight-complex="normal"/>
    </style:style>
    <style:style style:name="T16" style:family="text">
      <style:text-properties fo:font-size="14pt" fo:language="ru" fo:country="RU" fo:font-weight="normal" officeooo:rsid="0022de0d" style:font-size-asian="12.25pt" style:font-weight-asian="normal" style:font-size-complex="14pt" style:font-weight-complex="normal"/>
    </style:style>
    <style:style style:name="T17" style:family="text">
      <style:text-properties fo:font-size="14pt" fo:language="ru" fo:country="RU" fo:font-weight="normal" officeooo:rsid="0023535e" style:font-size-asian="12.25pt" style:font-weight-asian="normal" style:font-size-complex="14pt" style:font-weight-complex="normal"/>
    </style:style>
    <style:style style:name="T18" style:family="text">
      <style:text-properties fo:font-size="14pt" fo:language="ru" fo:country="RU" fo:font-weight="normal" officeooo:rsid="0023e255" style:font-size-asian="12.25pt" style:font-weight-asian="normal" style:font-size-complex="14pt" style:font-weight-complex="normal"/>
    </style:style>
    <style:style style:name="T19" style:family="text">
      <style:text-properties fo:font-size="14pt" fo:language="ru" fo:country="RU" fo:font-weight="normal" officeooo:rsid="00251d56" style:font-size-asian="12.25pt" style:font-weight-asian="normal" style:font-size-complex="14pt" style:font-weight-complex="normal"/>
    </style:style>
    <style:style style:name="T20" style:family="text">
      <style:text-properties fo:font-size="14pt" fo:language="ru" fo:country="RU" fo:font-weight="normal" officeooo:rsid="0026260a" style:font-size-asian="12.25pt" style:font-weight-asian="normal" style:font-size-complex="14pt" style:font-weight-complex="normal"/>
    </style:style>
    <style:style style:name="T21" style:family="text">
      <style:text-properties officeooo:rsid="0026260a"/>
    </style:style>
    <style:style style:name="T22" style:family="text">
      <style:text-properties fo:language="ru" fo:country="RU"/>
    </style:style>
    <style:style style:name="T23" style:family="text">
      <style:text-properties fo:language="ru" fo:country="RU" fo:font-weight="normal" officeooo:rsid="00251d56" style:font-weight-asian="normal" style:font-weight-complex="normal"/>
    </style:style>
    <style:style style:name="T24" style:family="text">
      <style:text-properties fo:language="ru" fo:country="RU" officeooo:rsid="00251d56"/>
    </style:style>
    <style:style style:name="T25" style:family="text">
      <style:text-properties fo:language="ru" fo:country="RU" fo:font-weight="bold" officeooo:rsid="00251d56" style:font-weight-asian="bold" style:font-weight-complex="bold"/>
    </style:style>
    <style:style style:name="T26" style:family="text">
      <style:text-properties fo:font-size="24pt" fo:language="ru" fo:country="RU" fo:font-weight="bold" officeooo:rsid="00251d56" style:font-size-asian="24pt" style:font-weight-asian="bold" style:font-size-complex="24pt" style:font-weight-complex="bold"/>
    </style:style>
    <style:style style:name="T27" style:family="text">
      <style:text-properties fo:font-size="24pt" fo:language="ru" fo:country="RU" fo:font-weight="bold" officeooo:rsid="002cad81" style:font-size-asian="24pt" style:font-weight-asian="bold" style:font-size-complex="2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Анализ фильма «Хвост виляет собакой»</text:p>
      <text:p text:style-name="P4"><text:span text:style-name="T4">Н</text:span><text:span text:style-name="T3">есмотря на то</text:span><text:span text:style-name="T4">, что</text:span><text:span text:style-name="T3"> </text:span><text:span text:style-name="T4">ф</text:span><text:span text:style-name="T2">ильм «Хвост виляет собакой»</text:span><text:span text:style-name="T3"> был снят почти четверть столетия назад, </text:span><text:span text:style-name="T4">он </text:span><text:span text:style-name="T3">до сих пор </text:span><text:span text:style-name="T4">проливает свет на </text:span><text:span text:style-name="T3">методы манипуляции общественным мнением, используемые правительствами разных стран по сей день. </text:span></text:p>
      <text:p text:style-name="P7"><text:span text:style-name="T3">В </text:span><text:span text:style-name="T5">фильме было гениально спродюсировано и не менее гениально реализовано множество </text:span><text:span text:style-name="T7">способов</text:span><text:span text:style-name="T5"> </text:span><text:span text:style-name="T6">по</text:span><text:span text:style-name="T5"> </text:span><text:span text:style-name="T6">влиянию</text:span><text:span text:style-name="T5"> обществом: это манипуляции через телевидение, радио, газеты, а также через человеческую память. </text:span><text:span text:style-name="T6">Нетрудно догадаться, что в комбинации данные методы полностью покрывают все доступные (на 1997 год) источники информации, </text:span><text:span text:style-name="T7">максимально эффективно </text:span><text:span text:style-name="T6">охва</text:span><text:span text:style-name="T7">тывая большую аудиторию. </text:span><text:span text:style-name="T8">Также центральной темой </text:span><text:span text:style-name="T10">дезинформации</text:span><text:span text:style-name="T8"> была неспроста выбрана </text:span><text:span text:style-name="T9">именно</text:span><text:span text:style-name="T8"> война, ведь война – это событие, которо</text:span><text:span text:style-name="T17">е</text:span><text:span text:style-name="T8"> способно </text:span><text:span text:style-name="T9">легко</text:span><text:span text:style-name="T8"> </text:span><text:span text:style-name="T9">вселять раздор в человеческие умы, тем самым создавая плацдарм для </text:span><text:span text:style-name="T10">дальнейших</text:span><text:span text:style-name="T9"> манипуляций </text:span><text:span text:style-name="T10">и контроля</text:span><text:span text:style-name="T9">. </text:span></text:p>
      <text:p text:style-name="P5"><text:span text:style-name="T10">Являясь крупнейшим информационным источником в 20 веке, </text:span><text:span text:style-name="T13">сосредоточенным, в основном, на визуальном контенте,</text:span><text:span text:style-name="T12"> </text:span><text:span text:style-name="T10">телевидени</text:span><text:span text:style-name="T13">ю</text:span><text:span text:style-name="T10"> в фильме </text:span><text:span text:style-name="T12">выделялось</text:span><text:span text:style-name="T10"> </text:span><text:span text:style-name="T11">наибольшее количество </text:span><text:span text:style-name="T12">ресурсов</text:span><text:span text:style-name="T11">. Новостные каналы получали анонимные сообщения от «очевидцев событий» и по принципу «кто первый, тот и на коне» распространяли, </text:span><text:span text:style-name="T12">того не зная,</text:span><text:span text:style-name="T11"> </text:span><text:span text:style-name="T12">дезинформацию для заполучения зрителей, что играло гейткиперам на руку. </text:span></text:p>
      <text:p text:style-name="P9"><text:span text:style-name="T12">Ф</text:span><text:span text:style-name="T1">ильм также не обош</text:span><text:span text:style-name="T18">ё</text:span><text:span text:style-name="T1">л стороной и звуковые источники передачи информации – радио. В картине были записаны ностальгические, заедающие треки, как </text:span><text:span text:style-name="T14">песня про «старый добрый башмак», которые, играя на чувствах, вызывали у аудитории эмоции, закрепляющие позицию дезинформатора. </text:span></text:p>
      <text:p text:style-name="P6"><text:span text:style-name="T14">Кинолента использовала и более радикальные меры «игры на чувствах»</text:span><text:span text:style-name="T15">, такие как разбрасывание башмаков по улицам и доставка погибшего солдата на американскую землю. Более радикальными данные методы являются потому, </text:span><text:soft-page-break/><text:span text:style-name="T15">что пересекают черту личного пространства и демонстрируют </text:span><text:span text:style-name="T16">уже </text:span><text:span text:style-name="T15">общественное мнение. </text:span></text:p>
      <text:p text:style-name="P8"><text:span text:style-name="T15">Т</text:span><text:span text:style-name="T18">аким образом, методы манипуляции обществ</text:span><text:span text:style-name="T19">енным мнением</text:span><text:span text:style-name="T18">, затронутые в фильме, не только покрывают всевозможные </text:span><text:span text:style-name="T19">медиа ресурсы</text:span><text:span text:style-name="T18">, но </text:span><text:span text:style-name="T19">также</text:span><text:span text:style-name="T18"> </text:span><text:span text:style-name="T20">заставляют потребителей впитывать информацию всевозможными органами чувств</text:span><text:span text:style-name="T19">, тем самым неизбежно склоняя неподготовленные умы на сторону лжи.</text:span></text:p>
      <text:p text:style-name="P10"><text:span text:style-name="T27"/></text:p>
      <text:p text:style-name="P3"><text:span text:style-name="T27">А</text:span><text:span text:style-name="T26">нализ фильма «</text:span><text:span text:style-name="T27">Брекзит</text:span><text:span text:style-name="T26">»</text:span></text:p>
      <text:p text:style-name="P1"><text:span text:style-name="T24">B</text:span><text:span text:style-name="T22">lah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9:42:52.922974081</meta:creation-date>
    <dc:date>2020-09-22T22:53:05.074555071</dc:date>
    <meta:editing-duration>PT23M6S</meta:editing-duration>
    <meta:editing-cycles>6</meta:editing-cycles>
    <meta:generator>LibreOffice/6.4.5.2$Linux_X86_64 LibreOffice_project/40$Build-2</meta:generator>
    <meta:document-statistic meta:table-count="0" meta:image-count="0" meta:object-count="0" meta:page-count="2" meta:paragraph-count="9" meta:word-count="274" meta:character-count="2107" meta:non-whitespace-character-count="1834"/>
  </office:meta>
</office:document-meta>
</file>